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fe6d6" officeooo:paragraph-rsid="001fe6d6"/>
    </style:style>
    <style:style style:name="P2" style:family="paragraph" style:parent-style-name="Standard">
      <style:paragraph-properties>
        <style:tab-stops>
          <style:tab-stop style:position="15.266cm"/>
        </style:tab-stops>
      </style:paragraph-properties>
      <style:text-properties officeooo:rsid="001fe6d6" officeooo:paragraph-rsid="001fe6d6"/>
    </style:style>
    <style:style style:name="P3" style:family="paragraph" style:parent-style-name="Standard">
      <style:text-properties officeooo:rsid="0020186e" officeooo:paragraph-rsid="0020186e"/>
    </style:style>
    <style:style style:name="P4" style:family="paragraph" style:parent-style-name="Standard">
      <style:text-properties officeooo:rsid="00213124" officeooo:paragraph-rsid="00213124"/>
    </style:style>
    <style:style style:name="P5" style:family="paragraph" style:parent-style-name="Standard">
      <style:text-properties officeooo:rsid="002255b6" officeooo:paragraph-rsid="002255b6"/>
    </style:style>
    <style:style style:name="P6" style:family="paragraph" style:parent-style-name="Standard">
      <style:text-properties officeooo:rsid="0023c752" officeooo:paragraph-rsid="0023c752"/>
    </style:style>
    <style:style style:name="P7" style:family="paragraph" style:parent-style-name="Standard">
      <style:text-properties officeooo:rsid="002255b6" officeooo:paragraph-rsid="002255b6"/>
    </style:style>
    <style:style style:name="P8" style:family="paragraph" style:parent-style-name="Standard">
      <style:text-properties officeooo:rsid="002255b6" officeooo:paragraph-rsid="00253d76"/>
    </style:style>
    <style:style style:name="P9" style:family="paragraph" style:parent-style-name="Standard">
      <style:text-properties officeooo:rsid="002255b6" officeooo:paragraph-rsid="002647d4"/>
    </style:style>
    <style:style style:name="P10" style:family="paragraph" style:parent-style-name="Standard">
      <style:text-properties officeooo:rsid="00253d76" officeooo:paragraph-rsid="00253d76"/>
    </style:style>
    <style:style style:name="P11" style:family="paragraph" style:parent-style-name="Standard">
      <style:text-properties officeooo:rsid="00253d76" officeooo:paragraph-rsid="002647d4"/>
    </style:style>
    <style:style style:name="P12" style:family="paragraph" style:parent-style-name="Standard">
      <style:text-properties officeooo:rsid="002647d4" officeooo:paragraph-rsid="002647d4"/>
    </style:style>
    <style:style style:name="P13" style:family="paragraph" style:parent-style-name="Standard">
      <style:text-properties officeooo:rsid="0028226c" officeooo:paragraph-rsid="0028226c"/>
    </style:style>
    <style:style style:name="P14" style:family="paragraph" style:parent-style-name="Standard">
      <style:text-properties officeooo:paragraph-rsid="0028226c"/>
    </style:style>
    <style:style style:name="T1" style:family="text">
      <style:text-properties officeooo:rsid="002255b6"/>
    </style:style>
    <style:style style:name="T2" style:family="text">
      <style:text-properties officeooo:rsid="0023c752"/>
    </style:style>
    <style:style style:name="T3" style:family="text">
      <style:text-properties officeooo:rsid="00253d76"/>
    </style:style>
    <style:style style:name="T4" style:family="text">
      <style:text-properties officeooo:rsid="002647d4"/>
    </style:style>
    <style:style style:name="T5" style:family="text">
      <style:text-properties officeooo:rsid="0028226c"/>
    </style:style>
    <style:style style:name="T6" style:family="text">
      <style:text-properties officeooo:rsid="0029bc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ére installation de ceph :</text:p>
      <text:p text:style-name="P1"/>
      <text:p text:style-name="P1">Pour la 1ére installation de ceph que nous avons suivi un tutoriel où l'on déploie ceph sur 3 nodes :</text:p>
      <text:p text:style-name="P1">avec 2 monitors <text:span text:style-name="T6">et 2 osd sur 2 monitor et 1 mds</text:span> .</text:p>
      <text:p text:style-name="P1"/>
      <text:p text:style-name="P1">1. Configuration du réseau :</text:p>
      <text:p text:style-name="P1"/>
      <text:p text:style-name="P1">on a modifié le fichier /etc/hosts sur toute nos nodes, pour attribuer des nom à chaque machine avec leurs adresses IP :</text:p>
      <text:p text:style-name="P1"/>
      <text:p text:style-name="P3">fichier :</text:p>
      <text:p text:style-name="P2"><text:s text:c="12"/>#Ceph cluster</text:p>
      <text:p text:style-name="P1"/>
      <text:p text:style-name="P1"><text:tab/>192.168.1.51<text:tab/>golem</text:p>
      <text:p text:style-name="P1"><text:tab/>192.168.1.29<text:tab/>rondoudou</text:p>
      <text:p text:style-name="P1"><text:tab/>192.168.1.43<text:tab/>carapuce</text:p>
      <text:p text:style-name="P1"/>
      <text:p text:style-name="P3">changement de nom pour la machine :</text:p>
      <text:p text:style-name="P3"/>
      <text:p text:style-name="P3">commandes :</text:p>
      <text:p text:style-name="P3">echo golem &gt; /etc/hostname</text:p>
      <text:p text:style-name="P3">echo rondoudou &gt; /etc/hostname</text:p>
      <text:p text:style-name="P3"/>
      <text:p text:style-name="P3">nous avons vérifier que la connexion entre les nodes était faites en faisant des pings sur chaque machines :</text:p>
      <text:p text:style-name="P3"/>
      <text:p text:style-name="P3">commandes :</text:p>
      <text:p text:style-name="P3">(ping golem )</text:p>
      <text:p text:style-name="P3"/>
      <text:p text:style-name="P6">2. Configuration du systèmes :</text:p>
      <text:p text:style-name="P6"/>
      <text:p text:style-name="P3">Synchronisation de l'heure sur toutes les nodes avec NTP server :</text:p>
      <text:p text:style-name="P3">ntp est un protocole permettant de distribuer l'heure sur un réseau informatique.</text:p>
      <text:p text:style-name="P3"/>
      <text:p text:style-name="P3">commandes :</text:p>
      <text:p text:style-name="P3">aptitude install ntp</text:p>
      <text:p text:style-name="P3">service ntp restart</text:p>
      <text:p text:style-name="P3"/>
      <text:p text:style-name="P3">Toute les nodes ont étaient mise à jour : aptitude update</text:p>
      <text:p text:style-name="P3">et lsb a été installé sur toutes les nodes : aptitude install lsb </text:p>
      <text:p text:style-name="P3">lsb permet de standardiser la structures internes des systèmes d'exploitation sur gnu/Linux .</text:p>
      <text:p text:style-name="P3"/>
      <text:p text:style-name="P3">Un utilisateur ceph a été créer sur chaques nodes : sudo adduser -d /home/ceph -m ceph</text:p>
      <text:p text:style-name="P3"><text:tab/><text:tab/><text:tab/><text:tab/><text:tab/><text:tab/> <text:s text:c="9"/>sudo passwd ceph</text:p>
      <text:p text:style-name="P3">on lui a donnée les privilége root, dans le fichier /etc/sudoers nous avons ajouté : ceph ALL = (root) NOPASSWD:ALL  </text:p>
      <text:p text:style-name="P3"/>
      <text:p text:style-name="P4">La configuration de ssh sur chaque node :</text:p>
      <text:p text:style-name="P4">ssh-keygen</text:p>
      <text:p text:style-name="P4"/>
      <text:p text:style-name="P4">ssh-copy-id <text:a xlink:type="simple" xlink:href="mailto:ceph@rondoudou">ceph@rondoudou</text:a></text:p>
      <text:p text:style-name="P4">ssh-copy-id <text:a xlink:type="simple" xlink:href="mailto:ceph@carapuce">ceph@carapuce</text:a></text:p>
      <text:p text:style-name="P4"><text:soft-page-break/></text:p>
      <text:p text:style-name="P4">et la modification de ~/.shh/config, pour avoir une connexion automatique avec l'utilisateur ceph sur chaque nodes :</text:p>
      <text:p text:style-name="P4">fichier :</text:p>
      <text:p text:style-name="P4">Host golem</text:p>
      <text:p text:style-name="P4"><text:tab/>User ceph</text:p>
      <text:p text:style-name="P4">Host rondoudou</text:p>
      <text:p text:style-name="P4"><text:tab/>User ceph</text:p>
      <text:p text:style-name="P4">Host carapuce </text:p>
      <text:p text:style-name="P4"><text:tab/>User ceph</text:p>
      <text:p text:style-name="P4"/>
      <text:p text:style-name="P6">3. Installation de ceph :</text:p>
      <text:p text:style-name="P6"/>
      <text:p text:style-name="P4">Installation de ceph sur le premier serveur :</text:p>
      <text:p text:style-name="P4"/>
      <text:p text:style-name="P4">wget -q -O- 'http://ceph.com/git/?p=ceph.git;a=blob_plain;f=keys/release.asc' | sudo apt-key add -</text:p>
      <text:p text:style-name="P4"/>
      <text:p text:style-name="P4">echo deb http://ceph.com/debian-dumpling/$(lsb_release -sc) main | sudo tee /etc/apt/sources.list.d/ceph.list</text:p>
      <text:p text:style-name="P4"/>
      <text:p text:style-name="P4">sudo apt-get update</text:p>
      <text:p text:style-name="P4"/>
      <text:p text:style-name="P4"><text:span text:style-name="T2">3.1. </text:span>Installation du monitor initial :</text:p>
      <text:p text:style-name="P4"/>
      <text:p text:style-name="P4">installation de ce<text:span text:style-name="T1">p</text:span>h-deploy sur golem : apt-get install ceph-deploy</text:p>
      <text:p text:style-name="P4">création de l'espace de travail : mkdir cluster </text:p>
      <text:p text:style-name="P4"><text:tab/><text:tab/><text:tab/><text:tab/> <text:s text:c="2"/>cd cluster</text:p>
      <text:p text:style-name="P5"/>
      <text:p text:style-name="P5">A partir de maintenant la plupart des commandes vont être lancé à partir du cluster (golem) ; il faut une bonne configuration du réseau sinon l’installation du système de fichier échouera, </text:p>
      <text:p text:style-name="P4"/>
      <text:p text:style-name="P4"><text:span text:style-name="T1">Déclaration</text:span> du premier node : ceph-deploy new golem</text:p>
      <text:p text:style-name="P4"/>
      <text:p text:style-name="P4"><text:span text:style-name="T1">Installation du premier node :</text:span> <text:s/><text:span text:style-name="T1">ceph-deploy install <text:s/>golem</text:span></text:p>
      <text:p text:style-name="P5"><text:tab/>on a dû utiliser l'option –no-adjust-repos pour ne pas avoir de problème avec le proxy,</text:p>
      <text:p text:style-name="P5"><text:tab/>et il manquait la clé release.asc</text:p>
      <text:p text:style-name="P5"><text:tab/>nous l'avons ajouté directement sur la machine avec la commande sudo apt-key add <text:tab/>release.asc</text:p>
      <text:p text:style-name="P5"/>
      <text:p text:style-name="P5">Création du monitor initial : ceph-deploy mon create golem</text:p>
      <text:p text:style-name="P5">il y a maintenant de nouveau fichier dans le cluster que nous avons créer :</text:p>
      <text:p text:style-name="P5">ceph.conf : contient la configuration de base de notre cluster</text:p>
      <text:p text:style-name="P5">ceph.log : le journal d'erreur du cluster</text:p>
      <text:p text:style-name="P5">ceph.mon.keyring : la clé du monitor initial</text:p>
      <text:p text:style-name="P5"/>
      <text:p text:style-name="P5">Nous avons regrouper les clés, elle vont être utilisé par toutes les nodes du cluster pour s'authentifier : </text:p>
      <text:p text:style-name="P5"><text:tab/>ceph-deploy gatherskeys golem</text:p>
      <text:p text:style-name="P5"/>
      <text:p text:style-name="P5">On a modifier /etc/ceph/ceph.conf, pour mettre à jour notre nouvelle configuration : </text:p>
      <text:p text:style-name="P5"/>
      <text:p text:style-name="P5">fichier :</text:p>
      <text:p text:style-name="P5"><text:soft-page-break/>[global] </text:p>
      <text:p text:style-name="P5">fsid = 10c95f01-2dd2-4863-affa-60c4eafcd8d2 </text:p>
      <text:p text:style-name="P5">mon_initial_members = golem</text:p>
      <text:p text:style-name="P5">mon_host = 192.168.1.51</text:p>
      <text:p text:style-name="P5">auth cluster required = cephx </text:p>
      <text:p text:style-name="P5">auth service required = cephx </text:p>
      <text:p text:style-name="P5">auth client required = cephx </text:p>
      <text:p text:style-name="P5">osd_journal_size = 1024 </text:p>
      <text:p text:style-name="P5">filestore_xattr_use_omap = true </text:p>
      <text:p text:style-name="P5"/>
      <text:p text:style-name="P5">[mon.golem] </text:p>
      <text:p text:style-name="P5"><text:tab/>host = <text:span text:style-name="T2">golem</text:span></text:p>
      <text:p text:style-name="P5"><text:tab/>mon addr = <text:span text:style-name="T2">192.168.1.51</text:span>:6789</text:p>
      <text:p text:style-name="P5"/>
      <text:p text:style-name="P6">On a ensuite redémarrer le service ceph, pour voir si la nouvelle configuration à bien été mise en service.</text:p>
      <text:p text:style-name="P6"/>
      <text:p text:style-name="P6">3.2. Installation du premier osd :</text:p>
      <text:p text:style-name="P5"/>
      <text:p text:style-name="P10">Pour installer un osd sur une node, il faut une partition en xfs.</text:p>
      <text:p text:style-name="P10"/>
      <text:p text:style-name="P10">On regarde d'abord la partition qu'on vas utiliser :</text:p>
      <text:p text:style-name="P10"><text:tab/>ceph-deploy disk list golem</text:p>
      <text:p text:style-name="P10"/>
      <text:p text:style-name="P10">on a ensuite « zap » la partition :</text:p>
      <text:p text:style-name="P10">ceph-deploy disk zap golem:sda3</text:p>
      <text:p text:style-name="P10"/>
      <text:p text:style-name="P10">Ensuite pour commencer l'installation, on a préparé l'installation :</text:p>
      <text:p text:style-name="P10">ceph-deploy osd prepare golem:sda3</text:p>
      <text:p text:style-name="P10"/>
      <text:p text:style-name="P10">Et on l'a activé :</text:p>
      <text:p text:style-name="P10">ceph-deploy osd activate golem:sda3 </text:p>
      <text:p text:style-name="P5"/>
      <text:p text:style-name="P10">on a modifié le fichier /etc/ceph/ceph.conf, pour que l'osd soit utilisé par le système de fichier</text:p>
      <text:p text:style-name="P10"/>
      <text:p text:style-name="P8">[global] </text:p>
      <text:p text:style-name="P8">fsid = 10c95f01-2dd2-4863-affa-60c4eafcd8d2 </text:p>
      <text:p text:style-name="P8">mon_initial_members = golem</text:p>
      <text:p text:style-name="P8">mon_host = 192.168.1.51</text:p>
      <text:p text:style-name="P8">auth cluster required = cephx </text:p>
      <text:p text:style-name="P8">auth service required = cephx </text:p>
      <text:p text:style-name="P8">auth client required = cephx </text:p>
      <text:p text:style-name="P8">osd_journal_size = 1024 </text:p>
      <text:p text:style-name="P8">filestore_xattr_use_omap = true </text:p>
      <text:p text:style-name="P8"/>
      <text:p text:style-name="P8">[mon.golem] </text:p>
      <text:p text:style-name="P8"><text:tab/>host = <text:span text:style-name="T2">golem</text:span></text:p>
      <text:p text:style-name="P8"><text:tab/>mon addr = <text:span text:style-name="T2">192.168.1.51</text:span>:6789</text:p>
      <text:p text:style-name="P10">[osd.0]</text:p>
      <text:p text:style-name="P10"><text:tab/>host = golem</text:p>
      <text:p text:style-name="P10"><text:tab/>addr = 192.168.1.51:6789</text:p>
      <text:p text:style-name="P10"/>
      <text:p text:style-name="P10"><text:soft-page-break/>Et on a redémarré le service ceph pour voir si tout marche correctement :</text:p>
      <text:p text:style-name="P10">service ceph restart</text:p>
      <text:p text:style-name="P10">ceph status montre que le monitor initial et le premier osd sont actif.</text:p>
      <text:p text:style-name="P10">Le système n'est pas stable ici, car il faut 2 osd pour que le système de fichier fonctionne correctement.</text:p>
      <text:p text:style-name="P10"/>
      <text:p text:style-name="P10">3.3 Installation du second monitor :</text:p>
      <text:p text:style-name="P10"/>
      <text:p text:style-name="P10">On a ajouté le second monitor :</text:p>
      <text:p text:style-name="P10">ceph-deploy install rondoudou</text:p>
      <text:p text:style-name="P10">ceph-deploy mon create rondoudou</text:p>
      <text:p text:style-name="P10">et on a modifié /etc/ceph/ceph.conf sur toute les nodes :</text:p>
      <text:p text:style-name="P10"/>
      <text:p text:style-name="P8">[global] </text:p>
      <text:p text:style-name="P8">fsid = 10c95f01-2dd2-4863-affa-60c4eafcd8d2 </text:p>
      <text:p text:style-name="P8">mon_initial_members = golem</text:p>
      <text:p text:style-name="P8">mon_host = 192.168.1.51</text:p>
      <text:p text:style-name="P8">auth cluster required = cephx </text:p>
      <text:p text:style-name="P8">auth service required = cephx </text:p>
      <text:p text:style-name="P8">auth client required = cephx </text:p>
      <text:p text:style-name="P8">osd_journal_size = 1024 </text:p>
      <text:p text:style-name="P8">filestore_xattr_use_omap = true </text:p>
      <text:p text:style-name="P8"/>
      <text:p text:style-name="P8">[mon.golem] </text:p>
      <text:p text:style-name="P8"><text:tab/>host = <text:span text:style-name="T2">golem</text:span></text:p>
      <text:p text:style-name="P8"><text:tab/>mon addr = <text:span text:style-name="T2">192.168.1.51</text:span>:6789</text:p>
      <text:p text:style-name="P8"/>
      <text:p text:style-name="P8">[mon.<text:span text:style-name="T3">rondoudou</text:span>] </text:p>
      <text:p text:style-name="P8"><text:tab/>host = <text:span text:style-name="T3">rondoudou</text:span></text:p>
      <text:p text:style-name="P8"><text:tab/>mon addr = <text:span text:style-name="T2">192.168.1.29</text:span>:6789</text:p>
      <text:p text:style-name="P10"/>
      <text:p text:style-name="P10">[osd.0]</text:p>
      <text:p text:style-name="P10"><text:tab/>host = golem</text:p>
      <text:p text:style-name="P10"><text:tab/>addr = 192.168.1.51:6789</text:p>
      <text:p text:style-name="P10"/>
      <text:p text:style-name="P8">3.<text:span text:style-name="T4">4 Installation du second osd :</text:span></text:p>
      <text:p text:style-name="P8"/>
      <text:p text:style-name="P11">On regarde d'abord la partition qu'on vas utiliser :</text:p>
      <text:p text:style-name="P11"><text:tab/>ceph-deploy disk list <text:span text:style-name="T4">rondoudou</text:span></text:p>
      <text:p text:style-name="P11"/>
      <text:p text:style-name="P11">on a ensuite « zap » la partition :</text:p>
      <text:p text:style-name="P11"><text:tab/>ceph-deploy disk zap <text:span text:style-name="T4">rondoudou</text:span>:sda3</text:p>
      <text:p text:style-name="P11"/>
      <text:p text:style-name="P11"><text:s/>on a préparé <text:span text:style-name="T4">en activé l'osd</text:span> :</text:p>
      <text:p text:style-name="P11"><text:tab/>ceph-deploy osd prepare <text:span text:style-name="T4">rondoudou</text:span>:sda3</text:p>
      <text:p text:style-name="P11"><text:tab/>ceph-deploy osd activate <text:span text:style-name="T4">rondoudou</text:span>:sda3 </text:p>
      <text:p text:style-name="P9"/>
      <text:p text:style-name="P11">on a modifié le fichier /etc/ceph/ceph.conf, pour que l'osd soit utilisé par le système de fichier :</text:p>
      <text:p text:style-name="P11"/>
      <text:p text:style-name="P9">[global] </text:p>
      <text:p text:style-name="P9">fsid = 10c95f01-2dd2-4863-affa-60c4eafcd8d2 </text:p>
      <text:p text:style-name="P9">mon_initial_members = golem</text:p>
      <text:p text:style-name="P9"><text:soft-page-break/>mon_host = 192.168.1.51</text:p>
      <text:p text:style-name="P9">auth cluster required = cephx </text:p>
      <text:p text:style-name="P9">auth service required = cephx </text:p>
      <text:p text:style-name="P9">auth client required = cephx </text:p>
      <text:p text:style-name="P9">osd_journal_size = 1024 </text:p>
      <text:p text:style-name="P9">filestore_xattr_use_omap = true </text:p>
      <text:p text:style-name="P9"/>
      <text:p text:style-name="P9">[mon.golem] </text:p>
      <text:p text:style-name="P9"><text:tab/>host = <text:span text:style-name="T2">golem</text:span></text:p>
      <text:p text:style-name="P9"><text:tab/>mon addr = <text:span text:style-name="T2">192.168.1.51</text:span>:6789</text:p>
      <text:p text:style-name="P9"/>
      <text:p text:style-name="P9">[mon.<text:span text:style-name="T3">rondoudou</text:span>] </text:p>
      <text:p text:style-name="P9"><text:tab/>host = <text:span text:style-name="T3">rondoudou</text:span></text:p>
      <text:p text:style-name="P9"><text:tab/>mon addr = <text:span text:style-name="T2">192.168.1.29</text:span>:6789</text:p>
      <text:p text:style-name="P11"/>
      <text:p text:style-name="P11">[osd.0]</text:p>
      <text:p text:style-name="P11"><text:tab/>host = golem</text:p>
      <text:p text:style-name="P11"><text:tab/>addr = 192.168.1.5<text:span text:style-name="T4">1</text:span></text:p>
      <text:p text:style-name="P11"/>
      <text:p text:style-name="P11">[osd.<text:span text:style-name="T4">1</text:span>]</text:p>
      <text:p text:style-name="P11"><text:tab/>host = <text:span text:style-name="T4">rondoudou</text:span></text:p>
      <text:p text:style-name="P11"><text:tab/>addr = 192.168.1.<text:span text:style-name="T4">29</text:span></text:p>
      <text:p text:style-name="P11"/>
      <text:p text:style-name="P12">On a ensuite redémarré le service ceph pour voir le nouveau monitor et le second osd :</text:p>
      <text:p text:style-name="P12">service ceph restart</text:p>
      <text:p text:style-name="P12"/>
      <text:p text:style-name="P13">on a ensuite créer le mds le serveur de métadonnée :</text:p>
      <text:p text:style-name="P14">ceph-deploy mds create carapuce</text:p>
      <text:p text:style-name="P14"/>
      <text:p text:style-name="P13">mais il y a eu une erreur lors de la creation du mds :</text:p>
      <text:p text:style-name="P13"/>
      <text:p text:style-name="P13">[carapuce][WARNIN] No data was received after 300 seconds, disconnecting...</text:p>
      <text:p text:style-name="P13">Traceback (most recent call last):</text:p>
      <text:p text:style-name="P13">  File "/usr/bin/ceph-deploy", line 21, in &lt;module&gt;</text:p>
      <text:p text:style-name="P13">    sys.exit(main())</text:p>
      <text:p text:style-name="P14"><text:s/>File "/usr/lib/python2.7/dist-packages/ceph_deploy/util/decorators.py", line 62, in newfunc</text:p>
      <text:p text:style-name="P13">    return f(*a, **kw)</text:p>
      <text:p text:style-name="P14"><text:s/>File "/usr/lib/python2.7/dist-packages/ceph_deploy/cli.py", line 138, in main</text:p>
      <text:p text:style-name="P14"><text:s/>return args.func(args)</text:p>
      <text:p text:style-name="P14">File "/usr/lib/python2.7/dist-packages/ceph_deploy/mds.py", line 169, in mds</text:p>
      <text:p text:style-name="P14">    mds_create(args)</text:p>
      <text:p text:style-name="P14"><text:s/>File "/usr/lib/python2.7/dist-packages/ceph_deploy/mds.py", line 157, in mds_create</text:p>
      <text:p text:style-name="P14">    create_mds(distro.conn, name, args.cluster, distro.init)</text:p>
      <text:p text:style-name="P14"><text:s/>File "/usr/lib/python2.7/dist-packages/ceph_deploy/mds.py", line 55, in create_mds</text:p>
      <text:p text:style-name="P14">    os.path.join(keypath),</text:p>
      <text:p text:style-name="P14">  <text:span text:style-name="T5">TypeError: 'NoneType' object is not iterable</text:span> </text:p>
      <text:p text:style-name="P13"/>
      <text:p text:style-name="P14"><text:span text:style-name="T1">Après cette erreur le cluster que nous avions installé </text:span><text:bookmark text:name="magicdomid63"/>probléme rencontré sur ceph après l'installation du mds -&gt; suppressions de ceph avec purge autoremove, suppression du cluster et des fichier de conf et réinstallation <text:span text:style-name="T5">complète</text:span> on a suivi le tuto<text:span text:style-name="T5">riel</text:span> du site officiel pour recommencer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oustibot </meta:initial-creator>
    <meta:creation-date>2014-02-16T15:15:52.790919666</meta:creation-date>
    <dc:date>2014-02-17T00:20:54.542855468</dc:date>
    <dc:creator>croustibot </dc:creator>
    <meta:editing-duration>PT35M56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5" meta:paragraph-count="182" meta:word-count="1103" meta:character-count="7412" meta:non-whitespace-character-count="6339"/>
  </office:meta>
</office:document-meta>
</file>